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rocodoc-qbV5Sh-inv-f5" svg:font-family="crocodoc-qbV5Sh-inv-f5"/>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cc1c9" officeooo:paragraph-rsid="001cc1c9"/>
    </style:style>
    <style:style style:name="P2" style:family="paragraph" style:parent-style-name="Standard">
      <style:text-properties officeooo:rsid="001cc1c9" officeooo:paragraph-rsid="001fd6ed"/>
    </style:style>
    <style:style style:name="P3" style:family="paragraph" style:parent-style-name="Standard">
      <style:text-properties officeooo:rsid="001cc1c9" officeooo:paragraph-rsid="00214d4a"/>
    </style:style>
    <style:style style:name="P4" style:family="paragraph" style:parent-style-name="Standard">
      <style:paragraph-properties fo:margin-left="0in" fo:margin-right="0in" style:line-height-at-least="0.1457in" fo:text-align="start" style:justify-single-word="false" fo:widows="1" fo:text-indent="0in" style:auto-text-indent="false"/>
      <style:text-properties style:font-name="Liberation Serif" officeooo:rsid="001cc1c9" officeooo:paragraph-rsid="001cc1c9"/>
    </style:style>
    <style:style style:name="P5" style:family="paragraph" style:parent-style-name="Standard">
      <style:paragraph-properties fo:margin-left="0in" fo:margin-right="0in" style:line-height-at-least="0.1457in" fo:text-align="start" style:justify-single-word="false" fo:widows="1" fo:text-indent="0in" style:auto-text-indent="false"/>
      <style:text-properties style:font-name="Liberation Serif" officeooo:rsid="001de631" officeooo:paragraph-rsid="001de631"/>
    </style:style>
    <style:style style:name="P6" style:family="paragraph" style:parent-style-name="Standard">
      <style:paragraph-properties fo:margin-left="0in" fo:margin-right="0in" style:line-height-at-least="0.1457in" fo:text-align="start" style:justify-single-word="false" fo:widows="1" fo:text-indent="0in" style:auto-text-indent="false"/>
      <style:text-properties style:font-name="Liberation Serif" officeooo:rsid="001de631" officeooo:paragraph-rsid="001e4e22"/>
    </style:style>
    <style:style style:name="P7" style:family="paragraph" style:parent-style-name="Standard">
      <style:paragraph-properties fo:margin-left="0in" fo:margin-right="0in" style:line-height-at-least="0.1457in" fo:text-align="start" style:justify-single-word="false" fo:widows="1" fo:text-indent="0in" style:auto-text-indent="false"/>
      <style:text-properties style:font-name="Liberation Serif" officeooo:rsid="001de631" officeooo:paragraph-rsid="001fd6ed"/>
    </style:style>
    <style:style style:name="P8" style:family="paragraph" style:parent-style-name="Standard">
      <style:paragraph-properties fo:margin-left="0in" fo:margin-right="0in" style:line-height-at-least="0.1457in" fo:text-align="start" style:justify-single-word="false" fo:widows="1" fo:text-indent="0in" style:auto-text-indent="false"/>
      <style:text-properties style:font-name="Liberation Serif" fo:font-weight="bold" officeooo:rsid="001cc1c9" officeooo:paragraph-rsid="001cc1c9" style:font-weight-asian="bold" style:font-weight-complex="bold"/>
    </style:style>
    <style:style style:name="P9" style:family="paragraph" style:parent-style-name="Standard">
      <style:paragraph-properties fo:margin-left="0in" fo:margin-right="0in" style:line-height-at-least="0.1457in" fo:text-align="center" style:justify-single-word="false" fo:widows="1" fo:text-indent="0in" style:auto-text-indent="false"/>
      <style:text-properties style:font-name="Liberation Serif" officeooo:rsid="001e4e22" officeooo:paragraph-rsid="001de631"/>
    </style:style>
    <style:style style:name="P10" style:family="paragraph" style:parent-style-name="Standard">
      <style:paragraph-properties fo:margin-left="0in" fo:margin-right="0in" style:line-height-at-least="0.1457in" fo:text-align="center" style:justify-single-word="false" fo:widows="1" fo:text-indent="0in" style:auto-text-indent="false"/>
      <style:text-properties style:font-name="Liberation Serif" officeooo:rsid="001e4e22" officeooo:paragraph-rsid="001fd6ed"/>
    </style:style>
    <style:style style:name="P11" style:family="paragraph" style:parent-style-name="Standard">
      <style:paragraph-properties fo:margin-left="0in" fo:margin-right="0in" style:line-height-at-least="0.1457in" fo:text-align="center" style:justify-single-word="false" fo:widows="1" fo:text-indent="0in" style:auto-text-indent="false"/>
      <style:text-properties style:font-name="Liberation Serif" fo:font-size="14pt" officeooo:rsid="001e4e22" officeooo:paragraph-rsid="001e4e22" style:font-size-asian="14pt" style:font-size-complex="14pt"/>
    </style:style>
    <style:style style:name="P12" style:family="paragraph" style:parent-style-name="Standard">
      <style:paragraph-properties fo:margin-left="0in" fo:margin-right="0in" style:line-height-at-least="0.1457in" fo:text-align="start" style:justify-single-word="false" fo:widows="1" fo:text-indent="0in" style:auto-text-indent="false"/>
      <style:text-properties style:font-name="Liberation Serif" fo:font-size="14pt" officeooo:rsid="001e4e22" officeooo:paragraph-rsid="001de631" style:font-size-asian="14pt" style:font-size-complex="14pt"/>
    </style:style>
    <style:style style:name="P13" style:family="paragraph" style:parent-style-name="Standard">
      <style:paragraph-properties fo:margin-left="0in" fo:margin-right="0in" style:line-height-at-least="0.1457in" fo:text-align="start" style:justify-single-word="false" fo:widows="1" fo:text-indent="0in" style:auto-text-indent="false"/>
      <style:text-properties style:font-name="Liberation Serif" fo:font-size="14pt" officeooo:rsid="001e4e22" officeooo:paragraph-rsid="001e4e22" style:font-size-asian="14pt" style:font-size-complex="14pt"/>
    </style:style>
    <style:style style:name="P14" style:family="paragraph" style:parent-style-name="Standard">
      <style:paragraph-properties fo:margin-left="0in" fo:margin-right="0in" style:line-height-at-least="0.1457in" fo:text-align="start" style:justify-single-word="false" fo:widows="1" fo:text-indent="0in" style:auto-text-indent="false"/>
      <style:text-properties style:font-name="Liberation Serif" fo:font-size="12pt" officeooo:rsid="001fd6ed" officeooo:paragraph-rsid="001fd6ed" style:font-size-asian="10.5pt" style:font-size-complex="12pt"/>
    </style:style>
    <style:style style:name="T1" style:family="text">
      <style:text-properties fo:font-size="12pt" style:font-name-asian="Liberation Serif1" style:font-size-asian="12pt" style:font-name-complex="Liberation Serif1" style:font-size-complex="12pt"/>
    </style:style>
    <style:style style:name="T2" style:family="text">
      <style:text-properties style:text-position="super 58%"/>
    </style:style>
    <style:style style:name="T3" style:family="text">
      <style:text-properties officeooo:rsid="001de631"/>
    </style:style>
    <style:style style:name="T4" style:family="text">
      <style:text-properties style:font-name="Liberation Serif1" style:font-name-asian="Liberation Serif1" style:font-name-complex="Liberation Serif1"/>
    </style:style>
    <style:style style:name="T5" style:family="text">
      <style:text-properties style:font-name="Liberation Serif1" officeooo:rsid="001fd6ed" style:font-name-asian="Liberation Serif1" style:font-name-complex="Liberation Serif1"/>
    </style:style>
    <style:style style:name="T6" style:family="text">
      <style:text-properties style:font-name="Liberation Serif1" fo:font-size="14pt" style:font-name-asian="Liberation Serif1" style:font-size-asian="14pt" style:font-name-complex="Liberation Serif1" style:font-size-complex="14pt"/>
    </style:style>
    <style:style style:name="T7" style:family="text">
      <style:text-properties style:font-name="Liberation Serif1" fo:font-size="14pt" officeooo:rsid="001fd6ed" style:font-name-asian="Liberation Serif1" style:font-size-asian="14pt" style:font-name-complex="Liberation Serif1" style:font-size-complex="14pt"/>
    </style:style>
    <style:style style:name="T8" style:family="text">
      <style:text-properties officeooo:rsid="001e4e22"/>
    </style:style>
    <style:style style:name="T9" style:family="text">
      <style:text-properties style:text-position="sub 58%" style:font-name="Liberation Serif1" style:font-name-asian="Liberation Serif1" style:font-name-complex="Liberation Serif1"/>
    </style:style>
    <style:style style:name="T10" style:family="text">
      <style:text-properties style:text-position="sub 58%" style:font-name="Liberation Serif1" fo:font-size="14pt" style:font-name-asian="Liberation Serif1" style:font-size-asian="14pt" style:font-name-complex="Liberation Serif1" style:font-size-complex="14pt"/>
    </style:style>
    <style:style style:name="T11" style:family="text">
      <style:text-properties style:text-position="sub 58%" style:font-name="Liberation Serif1" fo:font-size="14pt" officeooo:rsid="001fd6ed" style:font-name-asian="Liberation Serif1" style:font-size-asian="14pt" style:font-name-complex="Liberation Serif1" style:font-size-complex="14pt"/>
    </style:style>
    <style:style style:name="T12" style:family="text">
      <style:text-properties officeooo:rsid="002202e5"/>
    </style:style>
    <style:style style:name="fr1" style:family="graphic" style:parent-style-name="Formula">
      <style:graphic-properties style:vertical-pos="from-top"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following document presents the calculation of Hector Martinez's course average as of June 1rst, 2016 for the class MATH146 taught by Martin Sauer at South Seattle Community College. This document's submittal counts as extra credit on the 4<text:span text:style-name="T2">th</text:span> test taken on May 31rst, 2016 of the above mentioned class .</text:p>
      <text:p text:style-name="P1"/>
      <text:p text:style-name="P3">The calculation of the course average is sourced from the syllabus document “Syllabus – Statistics – Spring 2016.pdf” where on Page 2, in the grading section, it states:</text:p>
      <text:p text:style-name="P3"/>
      <text:p text:style-name="P3">[1] “Your final Grade will be calculated by averaging four exams (weighted 20% each; lowest score dropped), the average of all quizzes (weighted 15%), and a comprehensive Final Exam (25%).”</text:p>
      <text:p text:style-name="P4"/>
      <text:p text:style-name="P4">Hector's grades in the course up to June 1rst, 2016 combined with the reference [1] criteria is sufficient to calculate a course average. <text:span text:style-name="T3">Due to the timing at the creation of this document, data for Quiz #5, the Final Exam, and this extra credit assignment are unavailable and are therefore assumed to be zero. </text:span>Hector's <text:span text:style-name="T3">course grades</text:span> up to this point are <text:span text:style-name="T12">tabulated </text:span>as follows:</text:p>
      <text:p text:style-name="P4"/>
      <text:p text:style-name="P8">Item<text:tab/><text:tab/><text:tab/>Score [pts]<text:tab/>Extra Credit [pts]<text:tab/><text:span text:style-name="T3">Total Score<text:tab/><text:tab/></text:span>Percentage</text:p>
      <text:p text:style-name="P4">Extra Credit Quiz:<text:tab/>130/130<text:tab/>N/A<text:tab/><text:tab/><text:tab/><text:span text:style-name="T3">130/130</text:span><text:tab/><text:tab/>100%</text:p>
      <text:p text:style-name="P4">Quiz #1<text:tab/><text:tab/>140/150<text:tab/>N/A<text:tab/><text:tab/><text:tab/><text:span text:style-name="T3">140/150</text:span><text:tab/><text:tab/>93.33%</text:p>
      <text:p text:style-name="P4">Exam #1<text:tab/><text:tab/>1<text:span text:style-name="T3">70</text:span>/200<text:tab/>12/14<text:tab/><text:tab/><text:tab/><text:span text:style-name="T3">182/200<text:tab/><text:tab/></text:span>91%</text:p>
      <text:p text:style-name="P4">Quiz #2<text:tab/><text:tab/>1<text:span text:style-name="T3">5</text:span>0/150<text:tab/>N/A<text:tab/><text:tab/><text:tab/><text:span text:style-name="T3">150/150</text:span><text:tab/><text:tab/><text:span text:style-name="T8">100</text:span>%</text:p>
      <text:p text:style-name="P4">Exam #2<text:tab/><text:tab/>1<text:span text:style-name="T3">9</text:span>0/200<text:tab/>1<text:span text:style-name="T3">0</text:span>/<text:span text:style-name="T3">10</text:span><text:tab/><text:tab/><text:tab/><text:span text:style-name="T3">200/200</text:span><text:tab/><text:tab/><text:span text:style-name="T3">100</text:span>%</text:p>
      <text:p text:style-name="P4">Quiz #3<text:tab/><text:tab/>1<text:span text:style-name="T3">46.67</text:span>/150<text:tab/>N/A<text:tab/><text:tab/><text:tab/><text:span text:style-name="T3">146.67/150</text:span><text:tab/><text:tab/><text:span text:style-name="T3">97.78</text:span>%</text:p>
      <text:p text:style-name="P4">Exam #3<text:tab/><text:tab/><text:span text:style-name="T3">200</text:span>/200<text:tab/><text:span text:style-name="T3">9</text:span>/<text:span text:style-name="T3">9</text:span><text:tab/><text:tab/><text:tab/><text:span text:style-name="T3">209/200</text:span><text:tab/><text:tab/><text:span text:style-name="T3">104.5</text:span>%</text:p>
      <text:p text:style-name="P4">Quiz #4<text:tab/><text:tab/>1<text:span text:style-name="T3">40</text:span>/1<text:span text:style-name="T3">4</text:span>0<text:tab/>N/A<text:tab/><text:tab/><text:tab/><text:span text:style-name="T3">150/150</text:span><text:tab/><text:tab/><text:span text:style-name="T3">100</text:span>%</text:p>
      <text:p text:style-name="P4">Exam #4<text:tab/><text:tab/>170/200<text:tab/>0/7<text:tab/><text:tab/><text:tab/><text:span text:style-name="T3">170/200</text:span><text:tab/><text:tab/><text:span text:style-name="T3">85</text:span>%</text:p>
      <text:p text:style-name="P4">Quiz #5<text:tab/><text:tab/>0/150<text:tab/><text:tab/>N/A<text:tab/><text:tab/><text:tab/><text:span text:style-name="T3">0/150</text:span><text:tab/><text:tab/><text:tab/>0%</text:p>
      <text:p text:style-name="P5">Final Exam<text:tab/><text:tab/>0/200<text:tab/><text:tab/>N/A<text:tab/><text:tab/><text:tab/>0/200<text:tab/><text:tab/><text:tab/>0%</text:p>
      <text:p text:style-name="P5"/>
      <text:p text:style-name="P5">Four exams have been taken, the weighted average of the exams is as follows:</text:p>
      <text:p text:style-name="P5"><text:tab/>- <text:span text:style-name="T8">The best three exam scores (by percentage) are: 91%, 100%, and 104.5%</text:span></text:p>
      <text:p text:style-name="P5"><text:tab/>- <text:span text:style-name="T8">The weighted average of the exams is:</text:span></text:p>
      <text:p text:style-name="P9"><text:span text:style-name="T7">Avg</text:span><text:span text:style-name="T10">exam</text:span><text:span text:style-name="T6"> = 0.2 * 0.91 + 1.00 * 0.2 + 1.045 * 0.2 = 0.5910 <text:tab/><text:tab/>[2]</text:span></text:p>
      <text:p text:style-name="P12"/>
      <text:p text:style-name="P6">F<text:span text:style-name="T8">ive quizzes</text:span> have been taken, the weighted average of the <text:span text:style-name="T8">quizzes</text:span> is as follows:</text:p>
      <text:p text:style-name="P6"><text:tab/>- <text:span text:style-name="T8">The best four quizzes scores (by percentage) are: 100%, 93.33%, 100%, 97.78%, and 100%</text:span></text:p>
      <text:p text:style-name="P13"><text:span text:style-name="T1"><text:tab/>- The weighted average of the quizzes is:</text:span></text:p>
      <text:p text:style-name="P11"><text:span text:style-name="T5">Avg</text:span><text:span text:style-name="T9">quizzes</text:span><text:span text:style-name="T4"> = </text:span><text:span text:style-name="T4"><draw:frame draw:style-name="fr1" draw:name="Object1" text:anchor-type="as-char" svg:y="-0.2437in" svg:width="2.6201in" svg:height="0.3929in" draw:z-index="0"><draw:object xlink:href="./Object 1" xlink:type="simple" xlink:show="embed" xlink:actuate="onLoad"/><draw:image xlink:href="./ObjectReplacements/Object 1" xlink:type="simple" xlink:show="embed" xlink:actuate="onLoad"/></draw:frame></text:span><text:span text:style-name="T4">* 0.15 = 0.1473 <text:tab/><text:tab/>[3]</text:span></text:p>
      <text:p text:style-name="P11"/>
      <text:p text:style-name="P7"><text:span text:style-name="T8">Conservatively assuming that Hector receives a 0% in the final exam ( </text:span><text:span text:style-name="T7">Avg</text:span><text:span text:style-name="T11">final</text:span><text:span text:style-name="T8"> = 0) and combining results [2] and [3], Hector's final score is as follows:</text:span></text:p>
      <text:p text:style-name="P10"><text:span text:style-name="T7">Avg</text:span><text:span text:style-name="T11">course</text:span><text:span text:style-name="T6"> = </text:span><text:span text:style-name="T7">Avg</text:span><text:span text:style-name="T11">exams</text:span><text:span text:style-name="T6"> </text:span><text:span text:style-name="T7">+ Avg</text:span><text:span text:style-name="T11">quizzes</text:span><text:span text:style-name="T6"> </text:span><text:span text:style-name="T7">+ Avg</text:span><text:span text:style-name="T11">final</text:span><text:span text:style-name="T6"> </text:span><text:span text:style-name="T7">= 0.5910 + 0.1473 + 0 = 0.7383</text:span></text:p>
      <text:p text:style-name="P10"/>
      <text:p text:style-name="P14"><text:span text:style-name="T4">This means that any score on this extra credit assignment does not affect my overall course grade as the Exam #4 score will prevail as Hector's lowest score for any of the four exams. Additionally, a score of above 93.33% on Quiz #5 negligibly improves Hector's course average. Finally, to receive a 4.0 for the course (a 95% average), Hector must score above 84.67 in the Final Exa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rocodoc-qbV5Sh-inv-f5" svg:font-family="crocodoc-qbV5Sh-inv-f5"/>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tto </meta:initial-creator>
    <meta:creation-date>2016-06-01T17:47:16.133667366</meta:creation-date>
    <meta:generator>LibreOffice/4.2.8.2$Linux_X86_64 LibreOffice_project/420m0$Build-2</meta:generator>
    <dc:date>2016-06-01T19:05:36.032311664</dc:date>
    <dc:creator>otto </dc:creator>
    <meta:editing-duration>PT12M12S</meta:editing-duration>
    <meta:editing-cycles>2</meta:editing-cycles>
    <meta:document-statistic meta:table-count="0" meta:image-count="0" meta:object-count="1" meta:page-count="1" meta:paragraph-count="27" meta:word-count="453" meta:character-count="2625" meta:non-whitespace-character-count="2139"/>
  </office:meta>
</office:document-meta>
</file>

<file path=Object 1/content.xml><?xml version="1.0" encoding="utf-8"?>
<math xmlns="http://www.w3.org/1998/Math/MathML" display="block">
  <semantics>
    <mfrac>
      <mrow>
        <mn>1.000</mn>
        <mo stretchy="false">+</mo>
        <mn>0.9333</mn>
        <mo stretchy="false">+</mo>
        <mn>1.000</mn>
        <mo stretchy="false">+</mo>
        <mn>0.9778</mn>
        <mo stretchy="false">+</mo>
        <mn>1.000</mn>
      </mrow>
      <mn>5</mn>
    </mfrac>
    <annotation encoding="StarMath 5.0">{1.000 + 0.9333 + 1.000 + 0.9778 + 1.000} over {5} </annotation>
  </semantics>
</math>
</file>